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1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90.26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82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dConstant</text:p>
          </table:table-cell>
          <table:table-cell office:value-type="string" calcext:value-type="string">
            <text:p>pedParentChar</text:p>
          </table:table-cell>
          <table:table-cell office:value-type="string" calcext:value-type="string">
            <text:p>pedGrandparentChar</text:p>
          </table:table-cell>
          <table:table-cell office:value-type="string" calcext:value-type="string">
            <text:p>pedCousinGeneration</text:p>
          </table:table-cell>
          <table:table-cell office:value-type="string" calcext:value-type="string">
            <text:p>pedSequence</text:p>
          </table:table-cell>
          <table:table-cell office:value-type="string" calcext:value-type="string">
            <text:p>pedFatherId</text:p>
          </table:table-cell>
          <table:table-cell office:value-type="string" calcext:value-type="string">
            <text:p>pedMotherId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GF101</text:p>
          </table:table-cell>
          <table:table-cell table:formula="of:=LEFT([.B2];1)" office:value-type="string" office:string-value="F" calcext:value-type="string">
            <text:p>F</text:p>
          </table:table-cell>
          <table:table-cell table:formula="of:=MID([.B2];2;2)" office:value-type="string" office:string-value="GF" calcext:value-type="string">
            <text:p>GF</text:p>
          </table:table-cell>
          <table:table-cell table:formula="of:=MID([.B2];4;1)" office:value-type="string" office:string-value="1" calcext:value-type="string">
            <text:p>1</text:p>
          </table:table-cell>
          <table:table-cell table:formula="of:=RIGHT([.B2];2)" office:value-type="string" office:string-value="01" calcext:value-type="string">
            <text:p>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GM101</text:p>
          </table:table-cell>
          <table:table-cell table:formula="of:=LEFT([.B3];1)" office:value-type="string" office:string-value="F" calcext:value-type="string">
            <text:p>F</text:p>
          </table:table-cell>
          <table:table-cell table:formula="of:=MID([.B3];2;2)" office:value-type="string" office:string-value="GM" calcext:value-type="string">
            <text:p>GM</text:p>
          </table:table-cell>
          <table:table-cell table:formula="of:=MID([.B3];4;1)" office:value-type="string" office:string-value="1" calcext:value-type="string">
            <text:p>1</text:p>
          </table:table-cell>
          <table:table-cell table:formula="of:=RIGHT([.B3];2)" office:value-type="string" office:string-value="01" calcext:value-type="string">
            <text:p>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GF101</text:p>
          </table:table-cell>
          <table:table-cell table:formula="of:=LEFT([.B4];1)" office:value-type="string" office:string-value="M" calcext:value-type="string">
            <text:p>M</text:p>
          </table:table-cell>
          <table:table-cell table:formula="of:=MID([.B4];2;2)" office:value-type="string" office:string-value="GF" calcext:value-type="string">
            <text:p>GF</text:p>
          </table:table-cell>
          <table:table-cell table:formula="of:=MID([.B4];4;1)" office:value-type="string" office:string-value="1" calcext:value-type="string">
            <text:p>1</text:p>
          </table:table-cell>
          <table:table-cell table:formula="of:=RIGHT([.B4];2)" office:value-type="string" office:string-value="01" calcext:value-type="string">
            <text:p>0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GM101</text:p>
          </table:table-cell>
          <table:table-cell table:formula="of:=LEFT([.B5];1)" office:value-type="string" office:string-value="M" calcext:value-type="string">
            <text:p>M</text:p>
          </table:table-cell>
          <table:table-cell table:formula="of:=MID([.B5];2;2)" office:value-type="string" office:string-value="GM" calcext:value-type="string">
            <text:p>GM</text:p>
          </table:table-cell>
          <table:table-cell table:formula="of:=MID([.B5];4;1)" office:value-type="string" office:string-value="1" calcext:value-type="string">
            <text:p>1</text:p>
          </table:table-cell>
          <table:table-cell table:formula="of:=RIGHT([.B5];2)" office:value-type="string" office:string-value="01" calcext:value-type="string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GF201</text:p>
          </table:table-cell>
          <table:table-cell table:formula="of:=LEFT([.B6];1)" office:value-type="string" office:string-value="F" calcext:value-type="string">
            <text:p>F</text:p>
          </table:table-cell>
          <table:table-cell table:formula="of:=MID([.B6];2;2)" office:value-type="string" office:string-value="GF" calcext:value-type="string">
            <text:p>GF</text:p>
          </table:table-cell>
          <table:table-cell table:formula="of:=MID([.B6];4;1)" office:value-type="string" office:string-value="2" calcext:value-type="string">
            <text:p>2</text:p>
          </table:table-cell>
          <table:table-cell table:formula="of:=RIGHT([.B6];2)" office:value-type="string" office:string-value="01" calcext:value-type="string">
            <text:p>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GM201</text:p>
          </table:table-cell>
          <table:table-cell table:formula="of:=LEFT([.B7];1)" office:value-type="string" office:string-value="F" calcext:value-type="string">
            <text:p>F</text:p>
          </table:table-cell>
          <table:table-cell table:formula="of:=MID([.B7];2;2)" office:value-type="string" office:string-value="GM" calcext:value-type="string">
            <text:p>GM</text:p>
          </table:table-cell>
          <table:table-cell table:formula="of:=MID([.B7];4;1)" office:value-type="string" office:string-value="2" calcext:value-type="string">
            <text:p>2</text:p>
          </table:table-cell>
          <table:table-cell table:formula="of:=RIGHT([.B7];2)" office:value-type="string" office:string-value="01" calcext:value-type="string">
            <text:p>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GF201</text:p>
          </table:table-cell>
          <table:table-cell table:formula="of:=LEFT([.B8];1)" office:value-type="string" office:string-value="M" calcext:value-type="string">
            <text:p>M</text:p>
          </table:table-cell>
          <table:table-cell table:formula="of:=MID([.B8];2;2)" office:value-type="string" office:string-value="GF" calcext:value-type="string">
            <text:p>GF</text:p>
          </table:table-cell>
          <table:table-cell table:formula="of:=MID([.B8];4;1)" office:value-type="string" office:string-value="2" calcext:value-type="string">
            <text:p>2</text:p>
          </table:table-cell>
          <table:table-cell table:formula="of:=RIGHT([.B8];2)" office:value-type="string" office:string-value="01" calcext:value-type="string">
            <text:p>0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GM201</text:p>
          </table:table-cell>
          <table:table-cell table:formula="of:=LEFT([.B9];1)" office:value-type="string" office:string-value="M" calcext:value-type="string">
            <text:p>M</text:p>
          </table:table-cell>
          <table:table-cell table:formula="of:=MID([.B9];2;2)" office:value-type="string" office:string-value="GM" calcext:value-type="string">
            <text:p>GM</text:p>
          </table:table-cell>
          <table:table-cell table:formula="of:=MID([.B9];4;1)" office:value-type="string" office:string-value="2" calcext:value-type="string">
            <text:p>2</text:p>
          </table:table-cell>
          <table:table-cell table:formula="of:=RIGHT([.B9];2)" office:value-type="string" office:string-value="01" calcext:value-type="string">
            <text:p>0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GF202</text:p>
          </table:table-cell>
          <table:table-cell table:formula="of:=LEFT([.B10];1)" office:value-type="string" office:string-value="F" calcext:value-type="string">
            <text:p>F</text:p>
          </table:table-cell>
          <table:table-cell table:formula="of:=MID([.B10];2;2)" office:value-type="string" office:string-value="GF" calcext:value-type="string">
            <text:p>GF</text:p>
          </table:table-cell>
          <table:table-cell table:formula="of:=MID([.B10];4;1)" office:value-type="string" office:string-value="2" calcext:value-type="string">
            <text:p>2</text:p>
          </table:table-cell>
          <table:table-cell table:formula="of:=RIGHT([.B10];2)" office:value-type="string" office:string-value="02" calcext:value-type="string">
            <text:p>0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GM202</text:p>
          </table:table-cell>
          <table:table-cell table:formula="of:=LEFT([.B11];1)" office:value-type="string" office:string-value="F" calcext:value-type="string">
            <text:p>F</text:p>
          </table:table-cell>
          <table:table-cell table:formula="of:=MID([.B11];2;2)" office:value-type="string" office:string-value="GM" calcext:value-type="string">
            <text:p>GM</text:p>
          </table:table-cell>
          <table:table-cell table:formula="of:=MID([.B11];4;1)" office:value-type="string" office:string-value="2" calcext:value-type="string">
            <text:p>2</text:p>
          </table:table-cell>
          <table:table-cell table:formula="of:=RIGHT([.B11];2)" office:value-type="string" office:string-value="02" calcext:value-type="string">
            <text:p>0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GF202</text:p>
          </table:table-cell>
          <table:table-cell table:formula="of:=LEFT([.B12];1)" office:value-type="string" office:string-value="M" calcext:value-type="string">
            <text:p>M</text:p>
          </table:table-cell>
          <table:table-cell table:formula="of:=MID([.B12];2;2)" office:value-type="string" office:string-value="GF" calcext:value-type="string">
            <text:p>GF</text:p>
          </table:table-cell>
          <table:table-cell table:formula="of:=MID([.B12];4;1)" office:value-type="string" office:string-value="2" calcext:value-type="string">
            <text:p>2</text:p>
          </table:table-cell>
          <table:table-cell table:formula="of:=RIGHT([.B12];2)" office:value-type="string" office:string-value="02" calcext:value-type="string">
            <text:p>0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GM202</text:p>
          </table:table-cell>
          <table:table-cell table:formula="of:=LEFT([.B13];1)" office:value-type="string" office:string-value="M" calcext:value-type="string">
            <text:p>M</text:p>
          </table:table-cell>
          <table:table-cell table:formula="of:=MID([.B13];2;2)" office:value-type="string" office:string-value="GM" calcext:value-type="string">
            <text:p>GM</text:p>
          </table:table-cell>
          <table:table-cell table:formula="of:=MID([.B13];4;1)" office:value-type="string" office:string-value="2" calcext:value-type="string">
            <text:p>2</text:p>
          </table:table-cell>
          <table:table-cell table:formula="of:=RIGHT([.B13];2)" office:value-type="string" office:string-value="02" calcext:value-type="string">
            <text:p>0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GF301</text:p>
          </table:table-cell>
          <table:table-cell table:formula="of:=LEFT([.B14];1)" office:value-type="string" office:string-value="F" calcext:value-type="string">
            <text:p>F</text:p>
          </table:table-cell>
          <table:table-cell table:formula="of:=MID([.B14];2;2)" office:value-type="string" office:string-value="GF" calcext:value-type="string">
            <text:p>GF</text:p>
          </table:table-cell>
          <table:table-cell table:formula="of:=MID([.B14];4;1)" office:value-type="string" office:string-value="3" calcext:value-type="string">
            <text:p>3</text:p>
          </table:table-cell>
          <table:table-cell table:formula="of:=RIGHT([.B14];2)" office:value-type="string" office:string-value="01" calcext:value-type="string">
            <text:p>0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GM301</text:p>
          </table:table-cell>
          <table:table-cell table:formula="of:=LEFT([.B15];1)" office:value-type="string" office:string-value="F" calcext:value-type="string">
            <text:p>F</text:p>
          </table:table-cell>
          <table:table-cell table:formula="of:=MID([.B15];2;2)" office:value-type="string" office:string-value="GM" calcext:value-type="string">
            <text:p>GM</text:p>
          </table:table-cell>
          <table:table-cell table:formula="of:=MID([.B15];4;1)" office:value-type="string" office:string-value="3" calcext:value-type="string">
            <text:p>3</text:p>
          </table:table-cell>
          <table:table-cell table:formula="of:=RIGHT([.B15];2)" office:value-type="string" office:string-value="01" calcext:value-type="string">
            <text:p>0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GF301</text:p>
          </table:table-cell>
          <table:table-cell table:formula="of:=LEFT([.B16];1)" office:value-type="string" office:string-value="M" calcext:value-type="string">
            <text:p>M</text:p>
          </table:table-cell>
          <table:table-cell table:formula="of:=MID([.B16];2;2)" office:value-type="string" office:string-value="GF" calcext:value-type="string">
            <text:p>GF</text:p>
          </table:table-cell>
          <table:table-cell table:formula="of:=MID([.B16];4;1)" office:value-type="string" office:string-value="3" calcext:value-type="string">
            <text:p>3</text:p>
          </table:table-cell>
          <table:table-cell table:formula="of:=RIGHT([.B16];2)" office:value-type="string" office:string-value="01" calcext:value-type="string">
            <text:p>0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GM301</text:p>
          </table:table-cell>
          <table:table-cell table:formula="of:=LEFT([.B17];1)" office:value-type="string" office:string-value="M" calcext:value-type="string">
            <text:p>M</text:p>
          </table:table-cell>
          <table:table-cell table:formula="of:=MID([.B17];2;2)" office:value-type="string" office:string-value="GM" calcext:value-type="string">
            <text:p>GM</text:p>
          </table:table-cell>
          <table:table-cell table:formula="of:=MID([.B17];4;1)" office:value-type="string" office:string-value="3" calcext:value-type="string">
            <text:p>3</text:p>
          </table:table-cell>
          <table:table-cell table:formula="of:=RIGHT([.B17];2)" office:value-type="string" office:string-value="01" calcext:value-type="string">
            <text:p>0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GF302</text:p>
          </table:table-cell>
          <table:table-cell table:formula="of:=LEFT([.B18];1)" office:value-type="string" office:string-value="F" calcext:value-type="string">
            <text:p>F</text:p>
          </table:table-cell>
          <table:table-cell table:formula="of:=MID([.B18];2;2)" office:value-type="string" office:string-value="GF" calcext:value-type="string">
            <text:p>GF</text:p>
          </table:table-cell>
          <table:table-cell table:formula="of:=MID([.B18];4;1)" office:value-type="string" office:string-value="3" calcext:value-type="string">
            <text:p>3</text:p>
          </table:table-cell>
          <table:table-cell table:formula="of:=RIGHT([.B18];2)" office:value-type="string" office:string-value="02" calcext:value-type="string">
            <text:p>0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GM302</text:p>
          </table:table-cell>
          <table:table-cell table:formula="of:=LEFT([.B19];1)" office:value-type="string" office:string-value="F" calcext:value-type="string">
            <text:p>F</text:p>
          </table:table-cell>
          <table:table-cell table:formula="of:=MID([.B19];2;2)" office:value-type="string" office:string-value="GM" calcext:value-type="string">
            <text:p>GM</text:p>
          </table:table-cell>
          <table:table-cell table:formula="of:=MID([.B19];4;1)" office:value-type="string" office:string-value="3" calcext:value-type="string">
            <text:p>3</text:p>
          </table:table-cell>
          <table:table-cell table:formula="of:=RIGHT([.B19];2)" office:value-type="string" office:string-value="02" calcext:value-type="string">
            <text:p>0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GF302</text:p>
          </table:table-cell>
          <table:table-cell table:formula="of:=LEFT([.B20];1)" office:value-type="string" office:string-value="M" calcext:value-type="string">
            <text:p>M</text:p>
          </table:table-cell>
          <table:table-cell table:formula="of:=MID([.B20];2;2)" office:value-type="string" office:string-value="GF" calcext:value-type="string">
            <text:p>GF</text:p>
          </table:table-cell>
          <table:table-cell table:formula="of:=MID([.B20];4;1)" office:value-type="string" office:string-value="3" calcext:value-type="string">
            <text:p>3</text:p>
          </table:table-cell>
          <table:table-cell table:formula="of:=RIGHT([.B20];2)" office:value-type="string" office:string-value="02" calcext:value-type="string">
            <text:p>0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GM302</text:p>
          </table:table-cell>
          <table:table-cell table:formula="of:=LEFT([.B21];1)" office:value-type="string" office:string-value="M" calcext:value-type="string">
            <text:p>M</text:p>
          </table:table-cell>
          <table:table-cell table:formula="of:=MID([.B21];2;2)" office:value-type="string" office:string-value="GM" calcext:value-type="string">
            <text:p>GM</text:p>
          </table:table-cell>
          <table:table-cell table:formula="of:=MID([.B21];4;1)" office:value-type="string" office:string-value="3" calcext:value-type="string">
            <text:p>3</text:p>
          </table:table-cell>
          <table:table-cell table:formula="of:=RIGHT([.B21];2)" office:value-type="string" office:string-value="02" calcext:value-type="string">
            <text:p>0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GF303</text:p>
          </table:table-cell>
          <table:table-cell table:formula="of:=LEFT([.B22];1)" office:value-type="string" office:string-value="F" calcext:value-type="string">
            <text:p>F</text:p>
          </table:table-cell>
          <table:table-cell table:formula="of:=MID([.B22];2;2)" office:value-type="string" office:string-value="GF" calcext:value-type="string">
            <text:p>GF</text:p>
          </table:table-cell>
          <table:table-cell table:formula="of:=MID([.B22];4;1)" office:value-type="string" office:string-value="3" calcext:value-type="string">
            <text:p>3</text:p>
          </table:table-cell>
          <table:table-cell table:formula="of:=RIGHT([.B22];2)" office:value-type="string" office:string-value="03" calcext:value-type="string">
            <text:p>0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GM303</text:p>
          </table:table-cell>
          <table:table-cell table:formula="of:=LEFT([.B23];1)" office:value-type="string" office:string-value="F" calcext:value-type="string">
            <text:p>F</text:p>
          </table:table-cell>
          <table:table-cell table:formula="of:=MID([.B23];2;2)" office:value-type="string" office:string-value="GM" calcext:value-type="string">
            <text:p>GM</text:p>
          </table:table-cell>
          <table:table-cell table:formula="of:=MID([.B23];4;1)" office:value-type="string" office:string-value="3" calcext:value-type="string">
            <text:p>3</text:p>
          </table:table-cell>
          <table:table-cell table:formula="of:=RIGHT([.B23];2)" office:value-type="string" office:string-value="03" calcext:value-type="string">
            <text:p>0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GF303</text:p>
          </table:table-cell>
          <table:table-cell table:formula="of:=LEFT([.B24];1)" office:value-type="string" office:string-value="M" calcext:value-type="string">
            <text:p>M</text:p>
          </table:table-cell>
          <table:table-cell table:formula="of:=MID([.B24];2;2)" office:value-type="string" office:string-value="GF" calcext:value-type="string">
            <text:p>GF</text:p>
          </table:table-cell>
          <table:table-cell table:formula="of:=MID([.B24];4;1)" office:value-type="string" office:string-value="3" calcext:value-type="string">
            <text:p>3</text:p>
          </table:table-cell>
          <table:table-cell table:formula="of:=RIGHT([.B24];2)" office:value-type="string" office:string-value="03" calcext:value-type="string">
            <text:p>0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GM303</text:p>
          </table:table-cell>
          <table:table-cell table:formula="of:=LEFT([.B25];1)" office:value-type="string" office:string-value="M" calcext:value-type="string">
            <text:p>M</text:p>
          </table:table-cell>
          <table:table-cell table:formula="of:=MID([.B25];2;2)" office:value-type="string" office:string-value="GM" calcext:value-type="string">
            <text:p>GM</text:p>
          </table:table-cell>
          <table:table-cell table:formula="of:=MID([.B25];4;1)" office:value-type="string" office:string-value="3" calcext:value-type="string">
            <text:p>3</text:p>
          </table:table-cell>
          <table:table-cell table:formula="of:=RIGHT([.B25];2)" office:value-type="string" office:string-value="03" calcext:value-type="string">
            <text:p>0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GF304</text:p>
          </table:table-cell>
          <table:table-cell table:formula="of:=LEFT([.B26];1)" office:value-type="string" office:string-value="F" calcext:value-type="string">
            <text:p>F</text:p>
          </table:table-cell>
          <table:table-cell table:formula="of:=MID([.B26];2;2)" office:value-type="string" office:string-value="GF" calcext:value-type="string">
            <text:p>GF</text:p>
          </table:table-cell>
          <table:table-cell table:formula="of:=MID([.B26];4;1)" office:value-type="string" office:string-value="3" calcext:value-type="string">
            <text:p>3</text:p>
          </table:table-cell>
          <table:table-cell table:formula="of:=RIGHT([.B26];2)" office:value-type="string" office:string-value="04" calcext:value-type="string">
            <text:p>0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GM304</text:p>
          </table:table-cell>
          <table:table-cell table:formula="of:=LEFT([.B27];1)" office:value-type="string" office:string-value="F" calcext:value-type="string">
            <text:p>F</text:p>
          </table:table-cell>
          <table:table-cell table:formula="of:=MID([.B27];2;2)" office:value-type="string" office:string-value="GM" calcext:value-type="string">
            <text:p>GM</text:p>
          </table:table-cell>
          <table:table-cell table:formula="of:=MID([.B27];4;1)" office:value-type="string" office:string-value="3" calcext:value-type="string">
            <text:p>3</text:p>
          </table:table-cell>
          <table:table-cell table:formula="of:=RIGHT([.B27];2)" office:value-type="string" office:string-value="04" calcext:value-type="string">
            <text:p>0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GF304</text:p>
          </table:table-cell>
          <table:table-cell table:formula="of:=LEFT([.B28];1)" office:value-type="string" office:string-value="M" calcext:value-type="string">
            <text:p>M</text:p>
          </table:table-cell>
          <table:table-cell table:formula="of:=MID([.B28];2;2)" office:value-type="string" office:string-value="GF" calcext:value-type="string">
            <text:p>GF</text:p>
          </table:table-cell>
          <table:table-cell table:formula="of:=MID([.B28];4;1)" office:value-type="string" office:string-value="3" calcext:value-type="string">
            <text:p>3</text:p>
          </table:table-cell>
          <table:table-cell table:formula="of:=RIGHT([.B28];2)" office:value-type="string" office:string-value="04" calcext:value-type="string">
            <text:p>0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GM304</text:p>
          </table:table-cell>
          <table:table-cell table:formula="of:=LEFT([.B29];1)" office:value-type="string" office:string-value="M" calcext:value-type="string">
            <text:p>M</text:p>
          </table:table-cell>
          <table:table-cell table:formula="of:=MID([.B29];2;2)" office:value-type="string" office:string-value="GM" calcext:value-type="string">
            <text:p>GM</text:p>
          </table:table-cell>
          <table:table-cell table:formula="of:=MID([.B29];4;1)" office:value-type="string" office:string-value="3" calcext:value-type="string">
            <text:p>3</text:p>
          </table:table-cell>
          <table:table-cell table:formula="of:=RIGHT([.B29];2)" office:value-type="string" office:string-value="04" calcext:value-type="string">
            <text:p>0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GF401</text:p>
          </table:table-cell>
          <table:table-cell table:formula="of:=LEFT([.B30];1)" office:value-type="string" office:string-value="F" calcext:value-type="string">
            <text:p>F</text:p>
          </table:table-cell>
          <table:table-cell table:formula="of:=MID([.B30];2;2)" office:value-type="string" office:string-value="GF" calcext:value-type="string">
            <text:p>GF</text:p>
          </table:table-cell>
          <table:table-cell table:formula="of:=MID([.B30];4;1)" office:value-type="string" office:string-value="4" calcext:value-type="string">
            <text:p>4</text:p>
          </table:table-cell>
          <table:table-cell table:formula="of:=RIGHT([.B30];2)" office:value-type="string" office:string-value="01" calcext:value-type="string">
            <text:p>01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GM401</text:p>
          </table:table-cell>
          <table:table-cell table:formula="of:=LEFT([.B31];1)" office:value-type="string" office:string-value="F" calcext:value-type="string">
            <text:p>F</text:p>
          </table:table-cell>
          <table:table-cell table:formula="of:=MID([.B31];2;2)" office:value-type="string" office:string-value="GM" calcext:value-type="string">
            <text:p>GM</text:p>
          </table:table-cell>
          <table:table-cell table:formula="of:=MID([.B31];4;1)" office:value-type="string" office:string-value="4" calcext:value-type="string">
            <text:p>4</text:p>
          </table:table-cell>
          <table:table-cell table:formula="of:=RIGHT([.B31];2)" office:value-type="string" office:string-value="01" calcext:value-type="string">
            <text:p>01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GF401</text:p>
          </table:table-cell>
          <table:table-cell table:formula="of:=LEFT([.B32];1)" office:value-type="string" office:string-value="M" calcext:value-type="string">
            <text:p>M</text:p>
          </table:table-cell>
          <table:table-cell table:formula="of:=MID([.B32];2;2)" office:value-type="string" office:string-value="GF" calcext:value-type="string">
            <text:p>GF</text:p>
          </table:table-cell>
          <table:table-cell table:formula="of:=MID([.B32];4;1)" office:value-type="string" office:string-value="4" calcext:value-type="string">
            <text:p>4</text:p>
          </table:table-cell>
          <table:table-cell table:formula="of:=RIGHT([.B32];2)" office:value-type="string" office:string-value="01" calcext:value-type="string">
            <text:p>01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GM401</text:p>
          </table:table-cell>
          <table:table-cell table:formula="of:=LEFT([.B33];1)" office:value-type="string" office:string-value="M" calcext:value-type="string">
            <text:p>M</text:p>
          </table:table-cell>
          <table:table-cell table:formula="of:=MID([.B33];2;2)" office:value-type="string" office:string-value="GM" calcext:value-type="string">
            <text:p>GM</text:p>
          </table:table-cell>
          <table:table-cell table:formula="of:=MID([.B33];4;1)" office:value-type="string" office:string-value="4" calcext:value-type="string">
            <text:p>4</text:p>
          </table:table-cell>
          <table:table-cell table:formula="of:=RIGHT([.B33];2)" office:value-type="string" office:string-value="01" calcext:value-type="string">
            <text:p>01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GF402</text:p>
          </table:table-cell>
          <table:table-cell table:formula="of:=LEFT([.B34];1)" office:value-type="string" office:string-value="F" calcext:value-type="string">
            <text:p>F</text:p>
          </table:table-cell>
          <table:table-cell table:formula="of:=MID([.B34];2;2)" office:value-type="string" office:string-value="GF" calcext:value-type="string">
            <text:p>GF</text:p>
          </table:table-cell>
          <table:table-cell table:formula="of:=MID([.B34];4;1)" office:value-type="string" office:string-value="4" calcext:value-type="string">
            <text:p>4</text:p>
          </table:table-cell>
          <table:table-cell table:formula="of:=RIGHT([.B34];2)" office:value-type="string" office:string-value="02" calcext:value-type="string">
            <text:p>02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GM402</text:p>
          </table:table-cell>
          <table:table-cell table:formula="of:=LEFT([.B35];1)" office:value-type="string" office:string-value="F" calcext:value-type="string">
            <text:p>F</text:p>
          </table:table-cell>
          <table:table-cell table:formula="of:=MID([.B35];2;2)" office:value-type="string" office:string-value="GM" calcext:value-type="string">
            <text:p>GM</text:p>
          </table:table-cell>
          <table:table-cell table:formula="of:=MID([.B35];4;1)" office:value-type="string" office:string-value="4" calcext:value-type="string">
            <text:p>4</text:p>
          </table:table-cell>
          <table:table-cell table:formula="of:=RIGHT([.B35];2)" office:value-type="string" office:string-value="02" calcext:value-type="string">
            <text:p>02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GF402</text:p>
          </table:table-cell>
          <table:table-cell table:formula="of:=LEFT([.B36];1)" office:value-type="string" office:string-value="M" calcext:value-type="string">
            <text:p>M</text:p>
          </table:table-cell>
          <table:table-cell table:formula="of:=MID([.B36];2;2)" office:value-type="string" office:string-value="GF" calcext:value-type="string">
            <text:p>GF</text:p>
          </table:table-cell>
          <table:table-cell table:formula="of:=MID([.B36];4;1)" office:value-type="string" office:string-value="4" calcext:value-type="string">
            <text:p>4</text:p>
          </table:table-cell>
          <table:table-cell table:formula="of:=RIGHT([.B36];2)" office:value-type="string" office:string-value="02" calcext:value-type="string">
            <text:p>02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GM402</text:p>
          </table:table-cell>
          <table:table-cell table:formula="of:=LEFT([.B37];1)" office:value-type="string" office:string-value="M" calcext:value-type="string">
            <text:p>M</text:p>
          </table:table-cell>
          <table:table-cell table:formula="of:=MID([.B37];2;2)" office:value-type="string" office:string-value="GM" calcext:value-type="string">
            <text:p>GM</text:p>
          </table:table-cell>
          <table:table-cell table:formula="of:=MID([.B37];4;1)" office:value-type="string" office:string-value="4" calcext:value-type="string">
            <text:p>4</text:p>
          </table:table-cell>
          <table:table-cell table:formula="of:=RIGHT([.B37];2)" office:value-type="string" office:string-value="02" calcext:value-type="string">
            <text:p>0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GF403</text:p>
          </table:table-cell>
          <table:table-cell table:formula="of:=LEFT([.B38];1)" office:value-type="string" office:string-value="F" calcext:value-type="string">
            <text:p>F</text:p>
          </table:table-cell>
          <table:table-cell table:formula="of:=MID([.B38];2;2)" office:value-type="string" office:string-value="GF" calcext:value-type="string">
            <text:p>GF</text:p>
          </table:table-cell>
          <table:table-cell table:formula="of:=MID([.B38];4;1)" office:value-type="string" office:string-value="4" calcext:value-type="string">
            <text:p>4</text:p>
          </table:table-cell>
          <table:table-cell table:formula="of:=RIGHT([.B38];2)" office:value-type="string" office:string-value="03" calcext:value-type="string">
            <text:p>03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GM403</text:p>
          </table:table-cell>
          <table:table-cell table:formula="of:=LEFT([.B39];1)" office:value-type="string" office:string-value="F" calcext:value-type="string">
            <text:p>F</text:p>
          </table:table-cell>
          <table:table-cell table:formula="of:=MID([.B39];2;2)" office:value-type="string" office:string-value="GM" calcext:value-type="string">
            <text:p>GM</text:p>
          </table:table-cell>
          <table:table-cell table:formula="of:=MID([.B39];4;1)" office:value-type="string" office:string-value="4" calcext:value-type="string">
            <text:p>4</text:p>
          </table:table-cell>
          <table:table-cell table:formula="of:=RIGHT([.B39];2)" office:value-type="string" office:string-value="03" calcext:value-type="string">
            <text:p>03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GF403</text:p>
          </table:table-cell>
          <table:table-cell table:formula="of:=LEFT([.B40];1)" office:value-type="string" office:string-value="M" calcext:value-type="string">
            <text:p>M</text:p>
          </table:table-cell>
          <table:table-cell table:formula="of:=MID([.B40];2;2)" office:value-type="string" office:string-value="GF" calcext:value-type="string">
            <text:p>GF</text:p>
          </table:table-cell>
          <table:table-cell table:formula="of:=MID([.B40];4;1)" office:value-type="string" office:string-value="4" calcext:value-type="string">
            <text:p>4</text:p>
          </table:table-cell>
          <table:table-cell table:formula="of:=RIGHT([.B40];2)" office:value-type="string" office:string-value="03" calcext:value-type="string">
            <text:p>03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GM403</text:p>
          </table:table-cell>
          <table:table-cell table:formula="of:=LEFT([.B41];1)" office:value-type="string" office:string-value="M" calcext:value-type="string">
            <text:p>M</text:p>
          </table:table-cell>
          <table:table-cell table:formula="of:=MID([.B41];2;2)" office:value-type="string" office:string-value="GM" calcext:value-type="string">
            <text:p>GM</text:p>
          </table:table-cell>
          <table:table-cell table:formula="of:=MID([.B41];4;1)" office:value-type="string" office:string-value="4" calcext:value-type="string">
            <text:p>4</text:p>
          </table:table-cell>
          <table:table-cell table:formula="of:=RIGHT([.B41];2)" office:value-type="string" office:string-value="03" calcext:value-type="string">
            <text:p>0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GF404</text:p>
          </table:table-cell>
          <table:table-cell table:formula="of:=LEFT([.B42];1)" office:value-type="string" office:string-value="F" calcext:value-type="string">
            <text:p>F</text:p>
          </table:table-cell>
          <table:table-cell table:formula="of:=MID([.B42];2;2)" office:value-type="string" office:string-value="GF" calcext:value-type="string">
            <text:p>GF</text:p>
          </table:table-cell>
          <table:table-cell table:formula="of:=MID([.B42];4;1)" office:value-type="string" office:string-value="4" calcext:value-type="string">
            <text:p>4</text:p>
          </table:table-cell>
          <table:table-cell table:formula="of:=RIGHT([.B42];2)" office:value-type="string" office:string-value="04" calcext:value-type="string">
            <text:p>04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GM404</text:p>
          </table:table-cell>
          <table:table-cell table:formula="of:=LEFT([.B43];1)" office:value-type="string" office:string-value="F" calcext:value-type="string">
            <text:p>F</text:p>
          </table:table-cell>
          <table:table-cell table:formula="of:=MID([.B43];2;2)" office:value-type="string" office:string-value="GM" calcext:value-type="string">
            <text:p>GM</text:p>
          </table:table-cell>
          <table:table-cell table:formula="of:=MID([.B43];4;1)" office:value-type="string" office:string-value="4" calcext:value-type="string">
            <text:p>4</text:p>
          </table:table-cell>
          <table:table-cell table:formula="of:=RIGHT([.B43];2)" office:value-type="string" office:string-value="04" calcext:value-type="string">
            <text:p>04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GF404</text:p>
          </table:table-cell>
          <table:table-cell table:formula="of:=LEFT([.B44];1)" office:value-type="string" office:string-value="M" calcext:value-type="string">
            <text:p>M</text:p>
          </table:table-cell>
          <table:table-cell table:formula="of:=MID([.B44];2;2)" office:value-type="string" office:string-value="GF" calcext:value-type="string">
            <text:p>GF</text:p>
          </table:table-cell>
          <table:table-cell table:formula="of:=MID([.B44];4;1)" office:value-type="string" office:string-value="4" calcext:value-type="string">
            <text:p>4</text:p>
          </table:table-cell>
          <table:table-cell table:formula="of:=RIGHT([.B44];2)" office:value-type="string" office:string-value="04" calcext:value-type="string">
            <text:p>04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GM404</text:p>
          </table:table-cell>
          <table:table-cell table:formula="of:=LEFT([.B45];1)" office:value-type="string" office:string-value="M" calcext:value-type="string">
            <text:p>M</text:p>
          </table:table-cell>
          <table:table-cell table:formula="of:=MID([.B45];2;2)" office:value-type="string" office:string-value="GM" calcext:value-type="string">
            <text:p>GM</text:p>
          </table:table-cell>
          <table:table-cell table:formula="of:=MID([.B45];4;1)" office:value-type="string" office:string-value="4" calcext:value-type="string">
            <text:p>4</text:p>
          </table:table-cell>
          <table:table-cell table:formula="of:=RIGHT([.B45];2)" office:value-type="string" office:string-value="04" calcext:value-type="string">
            <text:p>04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GF405</text:p>
          </table:table-cell>
          <table:table-cell table:formula="of:=LEFT([.B46];1)" office:value-type="string" office:string-value="F" calcext:value-type="string">
            <text:p>F</text:p>
          </table:table-cell>
          <table:table-cell table:formula="of:=MID([.B46];2;2)" office:value-type="string" office:string-value="GF" calcext:value-type="string">
            <text:p>GF</text:p>
          </table:table-cell>
          <table:table-cell table:formula="of:=MID([.B46];4;1)" office:value-type="string" office:string-value="4" calcext:value-type="string">
            <text:p>4</text:p>
          </table:table-cell>
          <table:table-cell table:formula="of:=RIGHT([.B46];2)" office:value-type="string" office:string-value="05" calcext:value-type="string">
            <text:p>05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GM405</text:p>
          </table:table-cell>
          <table:table-cell table:formula="of:=LEFT([.B47];1)" office:value-type="string" office:string-value="F" calcext:value-type="string">
            <text:p>F</text:p>
          </table:table-cell>
          <table:table-cell table:formula="of:=MID([.B47];2;2)" office:value-type="string" office:string-value="GM" calcext:value-type="string">
            <text:p>GM</text:p>
          </table:table-cell>
          <table:table-cell table:formula="of:=MID([.B47];4;1)" office:value-type="string" office:string-value="4" calcext:value-type="string">
            <text:p>4</text:p>
          </table:table-cell>
          <table:table-cell table:formula="of:=RIGHT([.B47];2)" office:value-type="string" office:string-value="05" calcext:value-type="string">
            <text:p>05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GF405</text:p>
          </table:table-cell>
          <table:table-cell table:formula="of:=LEFT([.B48];1)" office:value-type="string" office:string-value="M" calcext:value-type="string">
            <text:p>M</text:p>
          </table:table-cell>
          <table:table-cell table:formula="of:=MID([.B48];2;2)" office:value-type="string" office:string-value="GF" calcext:value-type="string">
            <text:p>GF</text:p>
          </table:table-cell>
          <table:table-cell table:formula="of:=MID([.B48];4;1)" office:value-type="string" office:string-value="4" calcext:value-type="string">
            <text:p>4</text:p>
          </table:table-cell>
          <table:table-cell table:formula="of:=RIGHT([.B48];2)" office:value-type="string" office:string-value="05" calcext:value-type="string">
            <text:p>05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GM405</text:p>
          </table:table-cell>
          <table:table-cell table:formula="of:=LEFT([.B49];1)" office:value-type="string" office:string-value="M" calcext:value-type="string">
            <text:p>M</text:p>
          </table:table-cell>
          <table:table-cell table:formula="of:=MID([.B49];2;2)" office:value-type="string" office:string-value="GM" calcext:value-type="string">
            <text:p>GM</text:p>
          </table:table-cell>
          <table:table-cell table:formula="of:=MID([.B49];4;1)" office:value-type="string" office:string-value="4" calcext:value-type="string">
            <text:p>4</text:p>
          </table:table-cell>
          <table:table-cell table:formula="of:=RIGHT([.B49];2)" office:value-type="string" office:string-value="05" calcext:value-type="string">
            <text:p>05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GF406</text:p>
          </table:table-cell>
          <table:table-cell table:formula="of:=LEFT([.B50];1)" office:value-type="string" office:string-value="F" calcext:value-type="string">
            <text:p>F</text:p>
          </table:table-cell>
          <table:table-cell table:formula="of:=MID([.B50];2;2)" office:value-type="string" office:string-value="GF" calcext:value-type="string">
            <text:p>GF</text:p>
          </table:table-cell>
          <table:table-cell table:formula="of:=MID([.B50];4;1)" office:value-type="string" office:string-value="4" calcext:value-type="string">
            <text:p>4</text:p>
          </table:table-cell>
          <table:table-cell table:formula="of:=RIGHT([.B50];2)" office:value-type="string" office:string-value="06" calcext:value-type="string">
            <text:p>06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GM406</text:p>
          </table:table-cell>
          <table:table-cell table:formula="of:=LEFT([.B51];1)" office:value-type="string" office:string-value="F" calcext:value-type="string">
            <text:p>F</text:p>
          </table:table-cell>
          <table:table-cell table:formula="of:=MID([.B51];2;2)" office:value-type="string" office:string-value="GM" calcext:value-type="string">
            <text:p>GM</text:p>
          </table:table-cell>
          <table:table-cell table:formula="of:=MID([.B51];4;1)" office:value-type="string" office:string-value="4" calcext:value-type="string">
            <text:p>4</text:p>
          </table:table-cell>
          <table:table-cell table:formula="of:=RIGHT([.B51];2)" office:value-type="string" office:string-value="06" calcext:value-type="string">
            <text:p>06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GF406</text:p>
          </table:table-cell>
          <table:table-cell table:formula="of:=LEFT([.B52];1)" office:value-type="string" office:string-value="M" calcext:value-type="string">
            <text:p>M</text:p>
          </table:table-cell>
          <table:table-cell table:formula="of:=MID([.B52];2;2)" office:value-type="string" office:string-value="GF" calcext:value-type="string">
            <text:p>GF</text:p>
          </table:table-cell>
          <table:table-cell table:formula="of:=MID([.B52];4;1)" office:value-type="string" office:string-value="4" calcext:value-type="string">
            <text:p>4</text:p>
          </table:table-cell>
          <table:table-cell table:formula="of:=RIGHT([.B52];2)" office:value-type="string" office:string-value="06" calcext:value-type="string">
            <text:p>06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GM406</text:p>
          </table:table-cell>
          <table:table-cell table:formula="of:=LEFT([.B53];1)" office:value-type="string" office:string-value="M" calcext:value-type="string">
            <text:p>M</text:p>
          </table:table-cell>
          <table:table-cell table:formula="of:=MID([.B53];2;2)" office:value-type="string" office:string-value="GM" calcext:value-type="string">
            <text:p>GM</text:p>
          </table:table-cell>
          <table:table-cell table:formula="of:=MID([.B53];4;1)" office:value-type="string" office:string-value="4" calcext:value-type="string">
            <text:p>4</text:p>
          </table:table-cell>
          <table:table-cell table:formula="of:=RIGHT([.B53];2)" office:value-type="string" office:string-value="06" calcext:value-type="string">
            <text:p>06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GF407</text:p>
          </table:table-cell>
          <table:table-cell table:formula="of:=LEFT([.B54];1)" office:value-type="string" office:string-value="F" calcext:value-type="string">
            <text:p>F</text:p>
          </table:table-cell>
          <table:table-cell table:formula="of:=MID([.B54];2;2)" office:value-type="string" office:string-value="GF" calcext:value-type="string">
            <text:p>GF</text:p>
          </table:table-cell>
          <table:table-cell table:formula="of:=MID([.B54];4;1)" office:value-type="string" office:string-value="4" calcext:value-type="string">
            <text:p>4</text:p>
          </table:table-cell>
          <table:table-cell table:formula="of:=RIGHT([.B54];2)" office:value-type="string" office:string-value="07" calcext:value-type="string">
            <text:p>07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GM407</text:p>
          </table:table-cell>
          <table:table-cell table:formula="of:=LEFT([.B55];1)" office:value-type="string" office:string-value="F" calcext:value-type="string">
            <text:p>F</text:p>
          </table:table-cell>
          <table:table-cell table:formula="of:=MID([.B55];2;2)" office:value-type="string" office:string-value="GM" calcext:value-type="string">
            <text:p>GM</text:p>
          </table:table-cell>
          <table:table-cell table:formula="of:=MID([.B55];4;1)" office:value-type="string" office:string-value="4" calcext:value-type="string">
            <text:p>4</text:p>
          </table:table-cell>
          <table:table-cell table:formula="of:=RIGHT([.B55];2)" office:value-type="string" office:string-value="07" calcext:value-type="string">
            <text:p>07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GF407</text:p>
          </table:table-cell>
          <table:table-cell table:formula="of:=LEFT([.B56];1)" office:value-type="string" office:string-value="M" calcext:value-type="string">
            <text:p>M</text:p>
          </table:table-cell>
          <table:table-cell table:formula="of:=MID([.B56];2;2)" office:value-type="string" office:string-value="GF" calcext:value-type="string">
            <text:p>GF</text:p>
          </table:table-cell>
          <table:table-cell table:formula="of:=MID([.B56];4;1)" office:value-type="string" office:string-value="4" calcext:value-type="string">
            <text:p>4</text:p>
          </table:table-cell>
          <table:table-cell table:formula="of:=RIGHT([.B56];2)" office:value-type="string" office:string-value="07" calcext:value-type="string">
            <text:p>07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GM407</text:p>
          </table:table-cell>
          <table:table-cell table:formula="of:=LEFT([.B57];1)" office:value-type="string" office:string-value="M" calcext:value-type="string">
            <text:p>M</text:p>
          </table:table-cell>
          <table:table-cell table:formula="of:=MID([.B57];2;2)" office:value-type="string" office:string-value="GM" calcext:value-type="string">
            <text:p>GM</text:p>
          </table:table-cell>
          <table:table-cell table:formula="of:=MID([.B57];4;1)" office:value-type="string" office:string-value="4" calcext:value-type="string">
            <text:p>4</text:p>
          </table:table-cell>
          <table:table-cell table:formula="of:=RIGHT([.B57];2)" office:value-type="string" office:string-value="07" calcext:value-type="string">
            <text:p>07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GF408</text:p>
          </table:table-cell>
          <table:table-cell table:formula="of:=LEFT([.B58];1)" office:value-type="string" office:string-value="F" calcext:value-type="string">
            <text:p>F</text:p>
          </table:table-cell>
          <table:table-cell table:formula="of:=MID([.B58];2;2)" office:value-type="string" office:string-value="GF" calcext:value-type="string">
            <text:p>GF</text:p>
          </table:table-cell>
          <table:table-cell table:formula="of:=MID([.B58];4;1)" office:value-type="string" office:string-value="4" calcext:value-type="string">
            <text:p>4</text:p>
          </table:table-cell>
          <table:table-cell table:formula="of:=RIGHT([.B58];2)" office:value-type="string" office:string-value="08" calcext:value-type="string">
            <text:p>08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GM408</text:p>
          </table:table-cell>
          <table:table-cell table:formula="of:=LEFT([.B59];1)" office:value-type="string" office:string-value="F" calcext:value-type="string">
            <text:p>F</text:p>
          </table:table-cell>
          <table:table-cell table:formula="of:=MID([.B59];2;2)" office:value-type="string" office:string-value="GM" calcext:value-type="string">
            <text:p>GM</text:p>
          </table:table-cell>
          <table:table-cell table:formula="of:=MID([.B59];4;1)" office:value-type="string" office:string-value="4" calcext:value-type="string">
            <text:p>4</text:p>
          </table:table-cell>
          <table:table-cell table:formula="of:=RIGHT([.B59];2)" office:value-type="string" office:string-value="08" calcext:value-type="string">
            <text:p>08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GF408</text:p>
          </table:table-cell>
          <table:table-cell table:formula="of:=LEFT([.B60];1)" office:value-type="string" office:string-value="M" calcext:value-type="string">
            <text:p>M</text:p>
          </table:table-cell>
          <table:table-cell table:formula="of:=MID([.B60];2;2)" office:value-type="string" office:string-value="GF" calcext:value-type="string">
            <text:p>GF</text:p>
          </table:table-cell>
          <table:table-cell table:formula="of:=MID([.B60];4;1)" office:value-type="string" office:string-value="4" calcext:value-type="string">
            <text:p>4</text:p>
          </table:table-cell>
          <table:table-cell table:formula="of:=RIGHT([.B60];2)" office:value-type="string" office:string-value="08" calcext:value-type="string">
            <text:p>08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GM408</text:p>
          </table:table-cell>
          <table:table-cell table:formula="of:=LEFT([.B61];1)" office:value-type="string" office:string-value="M" calcext:value-type="string">
            <text:p>M</text:p>
          </table:table-cell>
          <table:table-cell table:formula="of:=MID([.B61];2;2)" office:value-type="string" office:string-value="GM" calcext:value-type="string">
            <text:p>GM</text:p>
          </table:table-cell>
          <table:table-cell table:formula="of:=MID([.B61];4;1)" office:value-type="string" office:string-value="4" calcext:value-type="string">
            <text:p>4</text:p>
          </table:table-cell>
          <table:table-cell table:formula="of:=RIGHT([.B61];2)" office:value-type="string" office:string-value="08" calcext:value-type="string">
            <text:p>08</text:p>
          </table:table-cell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2:24:46.748314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ghlin, Byron</meta:initial-creator>
    <meta:creation-date>2018-03-06T02:01:44</meta:creation-date>
    <dc:date>2018-04-23T18:46:10.627342638</dc:date>
    <meta:generator>LibreOffice/5.4.6.2$Linux_X86_64 LibreOffice_project/40m0$Build-2</meta:generator>
    <meta:editing-duration>PT6H18M55S</meta:editing-duration>
    <meta:editing-cycles>2</meta:editing-cycles>
    <meta:document-statistic meta:table-count="3" meta:cell-count="424" meta:object-count="0"/>
    <meta:user-defined meta:name="AppVersion">14.0300</meta:user-defined>
    <meta:user-defined meta:name="Company">NRG Ener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